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928cm"/>
    </style:style>
    <style:style style:name="Tabela1.B" style:family="table-column">
      <style:table-column-properties style:column-width="1.632cm"/>
    </style:style>
    <style:style style:name="Tabela1.C" style:family="table-column">
      <style:table-column-properties style:column-width="1.229cm"/>
    </style:style>
    <style:style style:name="Tabela1.D" style:family="table-column">
      <style:table-column-properties style:column-width="1.796cm"/>
    </style:style>
    <style:style style:name="Tabela1.E" style:family="table-column">
      <style:table-column-properties style:column-width="1.602cm"/>
    </style:style>
    <style:style style:name="Tabela1.F" style:family="table-column">
      <style:table-column-properties style:column-width="2.425cm"/>
    </style:style>
    <style:style style:name="Tabela1.G" style:family="table-column">
      <style:table-column-properties style:column-width="2.282cm"/>
    </style:style>
    <style:style style:name="Tabela1.H" style:family="table-column">
      <style:table-column-properties style:column-width="1.715cm"/>
    </style:style>
    <style:style style:name="Tabela1.I" style:family="table-column">
      <style:table-column-properties style:column-width="2.39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esumo do que mudou: mantenha “execução” como 1 run do orquestrador do início ao fim. Aja em duas dimensões de cobrança: (1) pacotes de runs/mês, (2) add-ons por uso e armazenamento. Inclua excedentes previsíveis. Abaixo, proposta completa.</text:p>
      <text:h text:style-name="Heading_20_1" text:outline-level="1">Definições operacionais</text:h>
      <text:list xml:id="list4037779226" text:style-name="L1">
        <text:list-item>
          <text:p text:style-name="P1">Execução (run): 1 ciclo perceive→plan→act→reflect concluído, independentemente do número de steps internos.</text:p>
        </text:list-item>
        <text:list-item>
          <text:p text:style-name="P1">Ação externa: chamada de conector fora do orquestrador (Slack, PagerDuty, DeFi, webhooks). Cobrada por uso.</text:p>
        </text:list-item>
        <text:list-item>
          <text:p text:style-name="P1">Memória persistente: armazenamento de vetores/eventos de longo prazo. Cobrada por GB/mês.</text:p>
        </text:list-item>
        <text:list-item>
          <text:p text:style-name="P1">Limites de proteção por run: até 5 ações externas incluídas; acima disso vira excedente por ação. Teto de tokens por run para evitar abuso.</text:p>
        </text:list-item>
      </text:list>
      <text:h text:style-name="Heading_20_1" text:outline-level="1">Planos sugerido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header-rows>
          <table:table-row table:style-name="TableLine2137494397168">
            <table:table-cell table:style-name="Tabela1.A1" office:value-type="string">
              <text:p text:style-name="Table_20_Heading">Plano</text:p>
            </table:table-cell>
            <table:table-cell table:style-name="Tabela1.A1" office:value-type="string">
              <text:p text:style-name="Table_20_Heading">Preço mensal</text:p>
            </table:table-cell>
            <table:table-cell table:style-name="Tabela1.A1" office:value-type="string">
              <text:p text:style-name="Table_20_Heading">Runs/mês</text:p>
            </table:table-cell>
            <table:table-cell table:style-name="Tabela1.A1" office:value-type="string">
              <text:p text:style-name="Table_20_Heading">Ações externas incluídas</text:p>
            </table:table-cell>
            <table:table-cell table:style-name="Tabela1.A1" office:value-type="string">
              <text:p text:style-name="Table_20_Heading">Agentes</text:p>
            </table:table-cell>
            <table:table-cell table:style-name="Tabela1.A1" office:value-type="string">
              <text:p text:style-name="Table_20_Heading">Formulários</text:p>
            </table:table-cell>
            <table:table-cell table:style-name="Tabela1.A1" office:value-type="string">
              <text:p text:style-name="Table_20_Heading">Export (CSV/JSON)</text:p>
            </table:table-cell>
            <table:table-cell table:style-name="Tabela1.A1" office:value-type="string">
              <text:p text:style-name="Table_20_Heading">Logs e retenção</text:p>
            </table:table-cell>
            <table:table-cell table:style-name="Tabela1.A1" office:value-type="string">
              <text:p text:style-name="Table_20_Heading">Suporte</text:p>
            </table:table-cell>
          </table:table-row>
        </table:table-header-rows>
        <table:table-row table:style-name="TableLine2137494397168">
          <table:table-cell table:style-name="Tabela1.A1" office:value-type="string">
            <text:p text:style-name="Table_20_Contents">Free</text:p>
          </table:table-cell>
          <table:table-cell table:style-name="Tabela1.A1" office:value-type="string">
            <text:p text:style-name="Table_20_Contents">R$ 0</text:p>
          </table:table-cell>
          <table:table-cell table:style-name="Tabela1.A1" office:value-type="string">
            <text:p text:style-name="Table_20_Contents">15</text:p>
          </table:table-cell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2</text:p>
          </table:table-cell>
          <table:table-cell table:style-name="Tabela1.A1" office:value-type="string">
            <text:p text:style-name="Table_20_Contents">1</text:p>
          </table:table-cell>
          <table:table-cell table:style-name="Tabela1.A1" office:value-type="string">
            <text:p text:style-name="Table_20_Contents">—</text:p>
          </table:table-cell>
          <table:table-cell table:style-name="Tabela1.A1" office:value-type="string">
            <text:p text:style-name="Table_20_Contents">7 dias</text:p>
          </table:table-cell>
          <table:table-cell table:style-name="Tabela1.A1" office:value-type="string">
            <text:p text:style-name="Table_20_Contents">Comunidade</text:p>
          </table:table-cell>
        </table:table-row>
        <table:table-row table:style-name="TableLine2137494397168">
          <table:table-cell table:style-name="Tabela1.A1" office:value-type="string">
            <text:p text:style-name="Table_20_Contents">Starter</text:p>
          </table:table-cell>
          <table:table-cell table:style-name="Tabela1.A1" office:value-type="string">
            <text:p text:style-name="Table_20_Contents">R$ 49</text:p>
          </table:table-cell>
          <table:table-cell table:style-name="Tabela1.A1" office:value-type="string">
            <text:p text:style-name="Table_20_Contents">100</text:p>
          </table:table-cell>
          <table:table-cell table:style-name="Tabela1.A1" office:value-type="string">
            <text:p text:style-name="Table_20_Contents">100</text:p>
          </table:table-cell>
          <table:table-cell table:style-name="Tabela1.A1" office:value-type="string">
            <text:p text:style-name="Table_20_Contents">5</text:p>
          </table:table-cell>
          <table:table-cell table:style-name="Tabela1.A1" office:value-type="string">
            <text:p text:style-name="Table_20_Contents">3</text:p>
          </table:table-cell>
          <table:table-cell table:style-name="Tabela1.A1" office:value-type="string">
            <text:p text:style-name="Table_20_Contents">CSV</text:p>
          </table:table-cell>
          <table:table-cell table:style-name="Tabela1.A1" office:value-type="string">
            <text:p text:style-name="Table_20_Contents">15 dias</text:p>
          </table:table-cell>
          <table:table-cell table:style-name="Tabela1.A1" office:value-type="string">
            <text:p text:style-name="Table_20_Contents">Email 48h</text:p>
          </table:table-cell>
        </table:table-row>
        <table:table-row table:style-name="TableLine2137494397168">
          <table:table-cell table:style-name="Tabela1.A1" office:value-type="string">
            <text:p text:style-name="Table_20_Contents">Pro</text:p>
          </table:table-cell>
          <table:table-cell table:style-name="Tabela1.A1" office:value-type="string">
            <text:p text:style-name="Table_20_Contents">R$ 149</text:p>
          </table:table-cell>
          <table:table-cell table:style-name="Tabela1.A1" office:value-type="string">
            <text:p text:style-name="Table_20_Contents">500</text:p>
          </table:table-cell>
          <table:table-cell table:style-name="Tabela1.A1" office:value-type="string">
            <text:p text:style-name="Table_20_Contents">1.000</text:p>
          </table:table-cell>
          <table:table-cell table:style-name="Tabela1.A1" office:value-type="string">
            <text:p text:style-name="Table_20_Contents">Todos</text:p>
          </table:table-cell>
          <table:table-cell table:style-name="Tabela1.A1" office:value-type="string">
            <text:p text:style-name="Table_20_Contents">Ilimitado</text:p>
          </table:table-cell>
          <table:table-cell table:style-name="Tabela1.A1" office:value-type="string">
            <text:p text:style-name="Table_20_Contents">CSV/JSON + API</text:p>
          </table:table-cell>
          <table:table-cell table:style-name="Tabela1.A1" office:value-type="string">
            <text:p text:style-name="Table_20_Contents">30 dias</text:p>
          </table:table-cell>
          <table:table-cell table:style-name="Tabela1.A1" office:value-type="string">
            <text:p text:style-name="Table_20_Contents">Email 24h</text:p>
          </table:table-cell>
        </table:table-row>
        <table:table-row table:style-name="TableLine2137494397168">
          <table:table-cell table:style-name="Tabela1.A1" office:value-type="string">
            <text:p text:style-name="Table_20_Contents">Business</text:p>
          </table:table-cell>
          <table:table-cell table:style-name="Tabela1.A1" office:value-type="string">
            <text:p text:style-name="Table_20_Contents">R$ 599</text:p>
          </table:table-cell>
          <table:table-cell table:style-name="Tabela1.A1" office:value-type="string">
            <text:p text:style-name="Table_20_Contents">2.000</text:p>
          </table:table-cell>
          <table:table-cell table:style-name="Tabela1.A1" office:value-type="string">
            <text:p text:style-name="Table_20_Contents">5.000</text:p>
          </table:table-cell>
          <table:table-cell table:style-name="Tabela1.A1" office:value-type="string">
            <text:p text:style-name="Table_20_Contents">Todos</text:p>
          </table:table-cell>
          <table:table-cell table:style-name="Tabela1.A1" office:value-type="string">
            <text:p text:style-name="Table_20_Contents">Ilimitado</text:p>
          </table:table-cell>
          <table:table-cell table:style-name="Tabela1.A1" office:value-type="string">
            <text:p text:style-name="Table_20_Contents">Exports + Webhooks</text:p>
          </table:table-cell>
          <table:table-cell table:style-name="Tabela1.A1" office:value-type="string">
            <text:p text:style-name="Table_20_Contents">90 dias</text:p>
          </table:table-cell>
          <table:table-cell table:style-name="Tabela1.A1" office:value-type="string">
            <text:p text:style-name="Table_20_Contents">Prioritário</text:p>
          </table:table-cell>
        </table:table-row>
        <table:table-row table:style-name="TableLine2137494397168">
          <table:table-cell table:style-name="Tabela1.A1" office:value-type="string">
            <text:p text:style-name="Table_20_Contents">Enterprise</text:p>
          </table:table-cell>
          <table:table-cell table:style-name="Tabela1.A1" office:value-type="string">
            <text:p text:style-name="Table_20_Contents">Sob proposta</text:p>
          </table:table-cell>
          <table:table-cell table:style-name="Tabela1.A1" office:value-type="string">
            <text:p text:style-name="Table_20_Contents">10k+</text:p>
          </table:table-cell>
          <table:table-cell table:style-name="Tabela1.A1" office:value-type="string">
            <text:p text:style-name="Table_20_Contents">25k+</text:p>
          </table:table-cell>
          <table:table-cell table:style-name="Tabela1.A1" office:value-type="string">
            <text:p text:style-name="Table_20_Contents">Todos</text:p>
          </table:table-cell>
          <table:table-cell table:style-name="Tabela1.A1" office:value-type="string">
            <text:p text:style-name="Table_20_Contents">Ilimitado</text:p>
          </table:table-cell>
          <table:table-cell table:style-name="Tabela1.A1" office:value-type="string">
            <text:p text:style-name="Table_20_Contents">Datalake/ETL</text:p>
          </table:table-cell>
          <table:table-cell table:style-name="Tabela1.A1" office:value-type="string">
            <text:p text:style-name="Table_20_Contents">180 dias+</text:p>
          </table:table-cell>
          <table:table-cell table:style-name="Tabela1.A1" office:value-type="string">
            <text:p text:style-name="Table_20_Contents">SLA/SSO</text:p>
          </table:table-cell>
        </table:table-row>
      </table:table>
      <text:p text:style-name="Text_20_body">Notas de design:</text:p>
      <text:list xml:id="list1030899692" text:style-name="L2">
        <text:list-item>
          <text:p text:style-name="P2">Pools por tenant: runs e ações somam entre workspaces do mesmo cliente.</text:p>
        </text:list-item>
        <text:list-item>
          <text:p text:style-name="P2">Buffer de segurança: 10% de margem antes de bloquear; alertas proativos.</text:p>
        </text:list-item>
      </text:list>
      <text:h text:style-name="Heading_20_1" text:outline-level="1">Excedentes e add-ons</text:h>
      <text:list xml:id="list1617902683" text:style-name="L3">
        <text:list-item>
          <text:p text:style-name="P3">Excedente de run: R$ 1,20 por run acima da franquia (Starter/Pro). R$ 0,90 Business. Negociável Enterprise.</text:p>
        </text:list-item>
        <text:list-item>
          <text:p text:style-name="P3">Excedente de ação externa: R$ 0,08 por chamada após a cota do plano. Repasse de custos de terceiros separado.</text:p>
        </text:list-item>
        <text:list-item>
          <text:p text:style-name="P3">Memória persistente: R$ 12/GB/mês (armazenamento vetorial + eventos). Primeiro 1 GB incluso a partir do Pro.</text:p>
        </text:list-item>
        <text:list-item>
          <text:p text:style-name="P3">Alertas proativos: R$ 0,02 por alerta enviado.</text:p>
        </text:list-item>
        <text:list-item>
          <text:p text:style-name="P3"><text:soft-page-break/>Reexecução com replay: 50% do custo do run original.</text:p>
        </text:list-item>
        <text:list-item>
          <text:p text:style-name="P3">IP dedicado, SSO, ambientes dedicados: pacote Enterprise.</text:p>
        </text:list-item>
      </text:list>
      <text:h text:style-name="Heading_20_1" text:outline-level="1">Limites técnicos por run</text:h>
      <text:list xml:id="list465342219" text:style-name="L4">
        <text:list-item>
          <text:p text:style-name="P4">Tokens por run: 40k Free, 100k Starter, 300k Pro, 1M Business, custom Enterprise.</text:p>
        </text:list-item>
        <text:list-item>
          <text:p text:style-name="P4">Ações externas incluídas por run: até 5 sem custo adicional; acima disso entra no excedente de ação.</text:p>
        </text:list-item>
        <text:list-item>
          <text:p text:style-name="P4">Tempo máx. de execução: 2 min Free, 5 min Starter, 10 min Pro, 30 min Business+.</text:p>
        </text:list-item>
      </text:list>
      <text:h text:style-name="Heading_20_1" text:outline-level="1">Descontos e ciclos</text:h>
      <text:list xml:id="list13023951" text:style-name="L5">
        <text:list-item>
          <text:p text:style-name="P5">Anual antecipado: 15% de desconto.</text:p>
        </text:list-item>
        <text:list-item>
          <text:p text:style-name="P5">Pré-pago em créditos: compre R$ 1.000 e receba 10% de bônus. Válidos por 12 meses.</text:p>
        </text:list-item>
        <text:list-item>
          <text:p text:style-name="P5">Migração de plano automática: se excedentes &gt;30% por 2 meses, sugerir upgrade direto no painel.</text:p>
        </text:list-item>
      </text:list>
      <text:h text:style-name="Heading_20_1" text:outline-level="1">Métricas no painel</text:h>
      <text:list xml:id="list539201465" text:style-name="L6">
        <text:list-item>
          <text:p text:style-name="P6">Consumo em tempo real: runs usados, ações externas, GB de memória, custo estimado do mês.</text:p>
        </text:list-item>
        <text:list-item>
          <text:p text:style-name="P6">Projeção de fatura: tendência até o fim do ciclo.</text:p>
        </text:list-item>
        <text:list-item>
          <text:p text:style-name="P6">Alertas: 80% da cota de runs, 80% das ações, 80% de storage.</text:p>
        </text:list-item>
      </text:list>
      <text:h text:style-name="Heading_20_1" text:outline-level="1">Ajustes na oferta atual</text:h>
      <text:list xml:id="list1779230650" text:style-name="L7">
        <text:list-item>
          <text:p text:style-name="P7">“Plano Starter 50 execuções + 3 formulários R$ 49/mês” → eleve para 100 execuções. Mantém preço. Aumenta utilidade.</text:p>
        </text:list-item>
        <text:list-item>
          <text:p text:style-name="P7">“Plano Pro 200 execuções R$ 149/mês” → ajuste para 500 execuções, libere ilimitado de formulários e todos os agentes, e inclua 1.000 ações externas. Valor se mantém e reduz churn.</text:p>
        </text:list-item>
        <text:list-item>
          <text:p text:style-name="P7">“Add-ons cobrados por uso” → explicitar preços por ação, memória e alertas dentro do app com medidores.</text:p>
        </text:list-item>
      </text:list>
      <text:h text:style-name="Heading_20_1" text:outline-level="1">Impacto esperado</text:h>
      <text:list xml:id="list2663723100" text:style-name="L8">
        <text:list-item>
          <text:p text:style-name="P8">Free melhora aquisição.</text:p>
        </text:list-item>
        <text:list-item>
          <text:p text:style-name="P8">Starter com 100 runs cobre POCs e squads pequenos.</text:p>
        </text:list-item>
        <text:list-item>
          <text:p text:style-name="P8">Pro vira plano âncora competitivo.</text:p>
        </text:list-item>
        <text:list-item>
          <text:p text:style-name="P8"><text:soft-page-break/>Business cria rampa clara para times em produção.</text:p>
        </text:list-item>
        <text:list-item>
          <text:p text:style-name="P8">Enterprise concentra contratos complexos em tabela negociável.</text:p>
        </text:list-item>
      </text:list>
      <text:p text:style-name="Text_20_body">Se quiser, eu já estruturo a tabela de preços para o site e o modelo de cálculo de fatura no backend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8:00:58.063000000</meta:creation-date>
    <dc:date>2025-11-06T08:05:19.235000000</dc:date>
    <meta:editing-duration>PT4M21S</meta:editing-duration>
    <meta:editing-cycles>1</meta:editing-cycles>
    <meta:document-statistic meta:table-count="1" meta:image-count="0" meta:object-count="0" meta:page-count="3" meta:paragraph-count="94" meta:word-count="561" meta:character-count="3275" meta:non-whitespace-character-count="2836"/>
    <meta:generator>LibreOffice/7.3.2.2$Windows_X86_64 LibreOffice_project/49f2b1bff42cfccbd8f788c8dc32c1c309559be0</meta:generator>
  </office:meta>
</office:document-meta>
</file>